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Nós">
            <text:p>Nós</text:p>
          </table:table-cell>
          <table:table-cell table:style-name="pd1" office:value-type="string" office:string-value="Busca">
            <text:p>Busca</text:p>
          </table:table-cell>
          <table:table-cell table:style-name="pd1" office:value-type="string" office:string-value="Shards">
            <text:p>Shards</text:p>
          </table:table-cell>
          <table:table-cell table:style-name="pd1" office:value-type="string" office:string-value="Tempo">
            <text:p>Tempo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53.702691316604614">
            <text:p>53.70269131660461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38.97323226928711">
            <text:p>38.9732322692871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42.267738342285156">
            <text:p>42.26773834228515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49.33780002593994">
            <text:p>49.3378000259399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59.099982023239136">
            <text:p>59.099982023239136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68.0270037651062">
            <text:p>68.0270037651062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102.94371438026428">
            <text:p>102.94371438026428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53.0912504196167">
            <text:p>53.0912504196167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49.996862173080444">
            <text:p>49.996862173080444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50.94733953475952">
            <text:p>50.94733953475952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61.74316716194153">
            <text:p>61.74316716194153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71.40011096000671">
            <text:p>71.40011096000671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80.70663356781006">
            <text:p>80.70663356781006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116.06204223632812">
            <text:p>116.06204223632812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10.352733850479126">
            <text:p>10.352733850479126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11.8889479637146">
            <text:p>11.8889479637146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16.57698893547058">
            <text:p>16.57698893547058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26.827073335647583">
            <text:p>26.827073335647583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36.46453142166138">
            <text:p>36.46453142166138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45.93979620933533">
            <text:p>45.93979620933533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79.36341071128845">
            <text:p>79.36341071128845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74.66722893714905">
            <text:p>74.66722893714905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51.50543546676636">
            <text:p>51.50543546676636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56.554975271224976">
            <text:p>56.554975271224976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70.55133008956909">
            <text:p>70.55133008956909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90.31484198570251">
            <text:p>90.31484198570251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102.08725786209106">
            <text:p>102.08725786209106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168.88090062141418">
            <text:p>168.88090062141418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71.95843601226807">
            <text:p>71.95843601226807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60.50985527038574">
            <text:p>60.50985527038574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66.22717094421387">
            <text:p>66.22717094421387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82.14389634132385">
            <text:p>82.14389634132385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102.1791296005249">
            <text:p>102.1791296005249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114.50672793388367">
            <text:p>114.50672793388367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178.92112135887146">
            <text:p>178.92112135887146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15.40498685836792">
            <text:p>15.40498685836792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18.194281101226807">
            <text:p>18.194281101226807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27.969658136367798">
            <text:p>27.969658136367798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44.521037340164185">
            <text:p>44.521037340164185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62.018479108810425">
            <text:p>62.018479108810425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72.99417209625244">
            <text:p>72.99417209625244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130.01978278160095">
            <text:p>130.01978278160095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112.50251650810242">
            <text:p>112.50251650810242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57.42656087875366">
            <text:p>57.42656087875366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64.43306827545166">
            <text:p>64.43306827545166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76.43659329414368">
            <text:p>76.43659329414368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95.04776954650879">
            <text:p>95.04776954650879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113.92440271377563">
            <text:p>113.92440271377563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192.52153205871582">
            <text:p>192.52153205871582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68.10368967056274">
            <text:p>68.10368967056274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63.33766150474548">
            <text:p>63.33766150474548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71.31770920753479">
            <text:p>71.31770920753479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89.19516730308533">
            <text:p>89.19516730308533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107.24375820159912">
            <text:p>107.24375820159912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126.46253705024719">
            <text:p>126.46253705024719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206.46190881729126">
            <text:p>206.46190881729126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14.680230140686035">
            <text:p>14.680230140686035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21.698152780532837">
            <text:p>21.698152780532837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33.11609888076782">
            <text:p>33.11609888076782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51.33831977844238">
            <text:p>51.33831977844238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72.63234996795654">
            <text:p>72.63234996795654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88.54210209846497">
            <text:p>88.54210209846497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153.21367263793945">
            <text:p>153.21367263793945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">
            <text:p>1</text:p>
          </table:table-cell>
          <table:table-cell office:value-type="float" office:value="99.16384625434875">
            <text:p>99.16384625434875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2">
            <text:p>2</text:p>
          </table:table-cell>
          <table:table-cell office:value-type="float" office:value="64.39120030403137">
            <text:p>64.39120030403137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4">
            <text:p>4</text:p>
          </table:table-cell>
          <table:table-cell office:value-type="float" office:value="71.24313974380493">
            <text:p>71.24313974380493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8">
            <text:p>8</text:p>
          </table:table-cell>
          <table:table-cell office:value-type="float" office:value="79.80056309700012">
            <text:p>79.80056309700012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2">
            <text:p>12</text:p>
          </table:table-cell>
          <table:table-cell office:value-type="float" office:value="100.64015936851501">
            <text:p>100.64015936851501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16">
            <text:p>16</text:p>
          </table:table-cell>
          <table:table-cell office:value-type="float" office:value="118.05860900878906">
            <text:p>118.05860900878906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 office:string-value="L. Search">
            <text:p>L. Search</text:p>
          </table:table-cell>
          <table:table-cell office:value-type="float" office:value="32">
            <text:p>32</text:p>
          </table:table-cell>
          <table:table-cell office:value-type="float" office:value="192.2019522190094">
            <text:p>192.2019522190094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">
            <text:p>1</text:p>
          </table:table-cell>
          <table:table-cell office:value-type="float" office:value="65.7755355834961">
            <text:p>65.7755355834961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2">
            <text:p>2</text:p>
          </table:table-cell>
          <table:table-cell office:value-type="float" office:value="66.91407036781311">
            <text:p>66.91407036781311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4">
            <text:p>4</text:p>
          </table:table-cell>
          <table:table-cell office:value-type="float" office:value="73.10694146156311">
            <text:p>73.10694146156311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8">
            <text:p>8</text:p>
          </table:table-cell>
          <table:table-cell office:value-type="float" office:value="88.50036454200745">
            <text:p>88.50036454200745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2">
            <text:p>12</text:p>
          </table:table-cell>
          <table:table-cell office:value-type="float" office:value="113.18282055854797">
            <text:p>113.18282055854797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16">
            <text:p>16</text:p>
          </table:table-cell>
          <table:table-cell office:value-type="float" office:value="127.87005305290222">
            <text:p>127.87005305290222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string" office:string-value="L. Msearch">
            <text:p>L. Msearch</text:p>
          </table:table-cell>
          <table:table-cell office:value-type="float" office:value="32">
            <text:p>32</text:p>
          </table:table-cell>
          <table:table-cell office:value-type="float" office:value="200.3390543460846">
            <text:p>200.3390543460846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">
            <text:p>1</text:p>
          </table:table-cell>
          <table:table-cell office:value-type="float" office:value="15.196018695831299">
            <text:p>15.196018695831299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2">
            <text:p>2</text:p>
          </table:table-cell>
          <table:table-cell office:value-type="float" office:value="27.63505506515503">
            <text:p>27.63505506515503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4">
            <text:p>4</text:p>
          </table:table-cell>
          <table:table-cell office:value-type="float" office:value="35.50803184509277">
            <text:p>35.50803184509277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8">
            <text:p>8</text:p>
          </table:table-cell>
          <table:table-cell office:value-type="float" office:value="54.84007906913757">
            <text:p>54.84007906913757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2">
            <text:p>12</text:p>
          </table:table-cell>
          <table:table-cell office:value-type="float" office:value="77.61441445350647">
            <text:p>77.61441445350647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16">
            <text:p>16</text:p>
          </table:table-cell>
          <table:table-cell office:value-type="float" office:value="93.74194955825806">
            <text:p>93.74194955825806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 office:string-value="Parallel Search">
            <text:p>Parallel Search</text:p>
          </table:table-cell>
          <table:table-cell office:value-type="float" office:value="32">
            <text:p>32</text:p>
          </table:table-cell>
          <table:table-cell office:value-type="float" office:value="168.59534907341003">
            <text:p>168.59534907341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